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0769" officeooo:paragraph-rsid="00170769"/>
    </style:style>
    <style:style style:name="P2" style:family="paragraph" style:parent-style-name="Standard">
      <style:text-properties officeooo:rsid="001cb87c" officeooo:paragraph-rsid="001cb87c"/>
    </style:style>
    <style:style style:name="P3" style:family="paragraph" style:parent-style-name="Standard">
      <style:text-properties officeooo:paragraph-rsid="001d0f77"/>
    </style:style>
    <style:style style:name="T1" style:family="text">
      <style:text-properties officeooo:rsid="00170769"/>
    </style:style>
    <style:style style:name="T2" style:family="text">
      <style:text-properties officeooo:rsid="0018252f"/>
    </style:style>
    <style:style style:name="T3" style:family="text">
      <style:text-properties officeooo:rsid="001a1b4f"/>
    </style:style>
    <style:style style:name="T4" style:family="text">
      <style:text-properties fo:color="#ff3333" fo:font-style="italic" style:text-underline-style="solid" style:text-underline-width="auto" style:text-underline-color="font-color" fo:font-weight="bold" officeooo:rsid="0018252f" style:font-style-asian="italic" style:font-weight-asian="bold" style:font-style-complex="italic" style:font-weight-complex="bold"/>
    </style:style>
    <style:style style:name="T5" style:family="text">
      <style:text-properties fo:color="#ff3333" fo:font-style="italic" style:text-underline-style="solid" style:text-underline-width="auto" style:text-underline-color="font-color" fo:font-weight="bold" officeooo:rsid="001b1445" style:font-style-asian="italic" style:font-weight-asian="bold" style:font-style-complex="italic" style:font-weight-complex="bold"/>
    </style:style>
    <style:style style:name="T6" style:family="text">
      <style:text-properties officeooo:rsid="001a6372"/>
    </style:style>
    <style:style style:name="T7" style:family="text">
      <style:text-properties officeooo:rsid="001b1445"/>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fo:font-weight="normal" officeooo:rsid="001b1445" style:font-style-asian="normal" style:font-weight-asian="normal" style:font-style-complex="normal" style:font-weight-complex="normal"/>
    </style:style>
    <style:style style:name="T10" style:family="text">
      <style:text-properties fo:font-style="normal" style:text-underline-style="none" fo:font-weight="normal" officeooo:rsid="001cb87c" style:font-style-asian="normal" style:font-weight-asian="normal" style:font-style-complex="normal" style:font-weight-complex="normal"/>
    </style:style>
    <style:style style:name="T11" style:family="text">
      <style:text-properties fo:font-style="normal" style:text-underline-style="none" fo:font-weight="normal" officeooo:rsid="001d0f77" style:font-style-asian="normal" style:font-weight-asian="normal" style:font-style-complex="normal" style:font-weight-complex="normal"/>
    </style:style>
    <style:style style:name="T12" style:family="text">
      <style:text-properties style:font-name="sans-serif" fo:font-size="25.5pt" officeooo:rsid="001d0f77"/>
    </style:style>
    <style:style style:name="T13" style:family="text">
      <style:text-properties style:font-name="Liberation Serif" fo:font-size="25.5pt" officeooo:rsid="001d0f77"/>
    </style:style>
    <style:style style:name="T14" style:family="text">
      <style:text-properties style:font-name="Liberation Serif" fo:font-size="12pt" officeooo:rsid="001d0f77"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Afin de pouvoir naviguer de façon <text:span text:style-name="T3">sûre</text:span>, et de se passer autant que possible de l'action humaine, un avion doit pouvoir connaître sa localisation à tout instant. Le système GPS apporte <text:span text:style-name="T2">un élément de réponse majeur a cette problématique, mais </text:span><text:span text:style-name="T4">…</text:span><text:span text:style-name="T2"> d'une fréquence de rafraichissement relativement basse, et ne donne aucune information sur l'orientation de l'appareil. Des capteurs inertiels (gyromètres, accéléromètres) représentent alors un moyen pertinent de compléter les lacunes du GPS.</text:span></text:p>
      <text:p text:style-name="P1"/>
      <text:p text:style-name="P1"><text:tab/><text:span text:style-name="T6">Je me suis ainsi intéressé au processus permettant d'obtenir, à partir des données de ces capteurs, la position et l’attitude d'un aéronef. Cette étude s'est décomposée comme suit :</text:span></text:p>
      <text:p text:style-name="P1"><text:tab/><text:tab/>- <text:span text:style-name="T6">Exposition des données et inconnues du problème dans le cas général</text:span></text:p>
      <text:p text:style-name="P1"><text:tab/><text:tab/>- <text:span text:style-name="T6">Calcul et représentation de l’attitude (orientation) de l'aéronef</text:span></text:p>
      <text:p text:style-name="P1"><text:tab/><text:tab/>- <text:span text:style-name="T6">Estimation de la position</text:span></text:p>
      <text:p text:style-name="P1"><text:tab/><text:tab/>- <text:span text:style-name="T6">Résultats des démarches mises en œuvre : observations et critique</text:span></text:p>
      <text:p text:style-name="P1"><text:tab/><text:tab/>- <text:span text:style-name="T6">Pistes d'amélioration (ajout d'informations supplémentaires)</text:span></text:p>
      <text:p text:style-name="P1"/>
      <text:p text:style-name="P1"><text:tab/><text:span text:style-name="T7">Après avoir effectué des recherches personnelles dans le but de </text:span><text:span text:style-name="T5">…</text:span><text:span text:style-name="T9"> , j'ai procédé à des recherches bibliographiques, </text:span><text:span text:style-name="T10">qui m'ont permis de comparer</text:span><text:span text:style-name="T9"> mes résultats et solutions à ceux effectivement utilisés dans l'industrie, </text:span><text:span text:style-name="T10">ainsi que de comprendre les limites inhérentes à l'utilisation de ces capteurs</text:span><text:span text:style-name="T9">. </text:span><text:span text:style-name="T10">J'ai ainsi pu réaliser un programme estimant l’attitude d'un solide dans l'espace, en utilisant les données des capteurs inertiels d'un smartphone, ainsi que des simulations mettant en avant les limites de ces capteurs.</text:span></text:p>
      <text:p text:style-name="P1"><text:span text:style-name="T10"><text:tab/></text:span></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2"><text:span text:style-name="T8">Bibliographie :</text:span></text:p>
      <text:p text:style-name="P3"><text:span text:style-name="T10">- </text:span><text:span text:style-name="T8">Oliver J. Woodman</text:span><text:span text:style-name="T10">, An introduction to inertial navigation, </text:span><text:span text:style-name="T11">University of Cambridge, 2007 </text:span><text:a xlink:type="simple" xlink:href="https://www.cl.cam.ac.uk//techreports/UCAM-CL-TR-696.pdf" text:style-name="Internet_20_link" text:visited-style-name="Visited_20_Internet_20_Link">https://www.cl.cam.ac.uk//techreports/UCAM-CL-TR-696.pdf</text:a></text:p>
      <text:p text:style-name="P3"><text:span text:style-name="T1">- </text:span>Sebastian O.H. Madgwick, <text:span text:style-name="T14">An effcient orientation <text:s/>filter for inertial and inertial/magnetic sensor arrays, 2010 </text:span><text:a xlink:type="simple" xlink:href="http://www.x-io.co.uk/res/doc/madgwick_internal_report.pdf" text:style-name="Internet_20_link" text:visited-style-name="Visited_20_Internet_20_Link"><text:span text:style-name="T14">http://www.x-io.co.uk/res/doc/madgwick_internal_report.pdf</text:span></text:a></text:p>
      <text:p text:style-name="P3"><text:span text:style-name="T14">- CH Robotics, Understanding quaternions, </text:span><text:a xlink:type="simple" xlink:href="http://www.chrobotics.com/library/understanding-quaternions" text:style-name="Internet_20_link" text:visited-style-name="Visited_20_Internet_20_Link"><text:span text:style-name="T14">http://www.chrobotics.com/library/understanding-quaternions</text:span></text:a></text:p>
      <text:p text:style-name="P3"><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8T19:49:17.640134122</meta:creation-date>
    <dc:date>2016-03-18T21:09:34.700712723</dc:date>
    <meta:editing-duration>PT1H5M3S</meta:editing-duration>
    <meta:editing-cycles>7</meta:editing-cycles>
    <meta:generator>LibreOffice/5.0.5.2$Linux_X86_64 LibreOffice_project/00m0$Build-2</meta:generator>
    <meta:document-statistic meta:table-count="0" meta:image-count="0" meta:object-count="0" meta:page-count="1" meta:paragraph-count="13" meta:word-count="260" meta:character-count="1926" meta:non-whitespace-character-count="1663"/>
  </office:meta>
</office:document-meta>
</file>